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7000002DA18584B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Normalus" style:font-pitch="variable"/>
    <style:font-face style:name="Ubuntu Medium" svg:font-family="'Ubuntu Medium'" style:font-pitch="variable"/>
    <style:font-face style:name="Ubuntu Medium1" svg:font-family="'Ubuntu Medium'" style:font-adornments="Normal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0cm"/>
    </style:style>
    <style:style style:name="pr1" style:family="presentation" style:parent-style-name="Numatyta-title">
      <style:graphic-properties draw:auto-grow-height="true" fo:min-height="3.506cm"/>
    </style:style>
    <style:style style:name="pr2" style:family="presentation" style:parent-style-name="Numatyta-notes">
      <style:graphic-properties draw:fill-color="#ffffff" draw:auto-grow-height="true" fo:min-height="13.364cm"/>
    </style:style>
    <style:style style:name="pr3" style:family="presentation" style:parent-style-name="Numatyta-title">
      <style:graphic-properties fo:min-height="3.506cm"/>
    </style:style>
    <style:style style:name="pr4" style:family="presentation" style:parent-style-name="Numatyta-subtitle">
      <style:graphic-properties draw:fill-color="#ffffff" fo:min-height="12.179cm"/>
    </style:style>
    <style:style style:name="pr5" style:family="presentation" style:parent-style-name="Numatyta-notes">
      <style:graphic-properties draw:fill-color="#ffffff" fo:min-height="13.364cm"/>
    </style:style>
    <style:style style:name="P1" style:family="paragraph">
      <style:text-properties fo:color="#ffffff" style:font-name="Ubuntu Medium" fo:font-weight="bold" style:font-weight-asian="bold" style:font-weight-complex="bold"/>
    </style:style>
    <style:style style:name="P2" style:family="paragraph">
      <style:text-properties fo:color="#ffffff" style:font-name="Ubuntu Medium"/>
    </style:style>
    <style:style style:name="P3" style:family="paragraph">
      <style:text-properties style:font-name="Ubuntu1"/>
    </style:style>
    <style:style style:name="P4" style:family="paragraph">
      <style:text-properties fo:color="#996633"/>
    </style:style>
    <style:style style:name="P5" style:family="paragraph">
      <style:text-properties fo:font-size="20pt"/>
    </style:style>
    <style:style style:name="P6" style:family="paragraph">
      <style:text-properties fo:color="#cc6633" fo:font-size="18pt" fo:language="en" fo:country="US" style:font-size-asian="18pt" style:font-weight-asian="normal" style:font-size-complex="18pt"/>
    </style:style>
    <style:style style:name="P7" style:family="paragraph">
      <style:text-properties fo:color="#804c19"/>
    </style:style>
    <style:style style:name="P8" style:family="paragraph">
      <style:paragraph-properties fo:text-align="center"/>
      <style:text-properties fo:color="#996633"/>
    </style:style>
    <style:style style:name="P9" style:family="paragraph">
      <style:paragraph-properties fo:text-align="center"/>
      <style:text-properties fo:color="#996633" style:font-name="Ubuntu" fo:font-size="18pt" style:letter-kerning="true" style:font-name-asian="AR PL UMing CN" style:font-size-asian="18pt" style:font-name-complex="FreeSans" style:font-size-complex="18pt"/>
    </style:style>
    <style:style style:name="P10" style:family="paragraph">
      <style:paragraph-properties fo:text-align="center"/>
      <style:text-properties fo:color="#cc6633" style:font-name="Ubuntu" fo:font-size="18pt" style:letter-kerning="true" style:font-name-asian="AR PL UMing CN" style:font-size-asian="18pt" style:font-name-complex="FreeSans" style:font-size-complex="18pt"/>
    </style:style>
    <style:style style:name="P11" style:family="paragraph">
      <style:paragraph-properties fo:text-align="center"/>
      <style:text-properties fo:color="#cc6633"/>
    </style:style>
    <style:style style:name="P12" style:family="paragraph">
      <style:paragraph-properties fo:text-align="center"/>
      <style:text-properties fo:color="#804c19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style:font-name="Ubuntu1" fo:font-size="32pt"/>
    </style:style>
    <style:style style:name="P15" style:family="paragraph">
      <style:text-properties fo:color="#ff9966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fo:color="#cc6633"/>
    </style:style>
    <style:style style:name="P18" style:family="paragraph">
      <style:text-properties fo:color="#996633" fo:font-size="18pt"/>
    </style:style>
    <style:style style:name="P19" style:family="paragraph">
      <style:text-properties fo:color="#b84700" fo:font-size="18pt"/>
    </style:style>
    <style:style style:name="P20" style:family="paragraph">
      <style:text-properties fo:color="#b84700" style:text-line-through-style="solid" style:text-line-through-type="single" fo:font-size="18pt"/>
    </style:style>
    <style:style style:name="P21" style:family="paragraph">
      <style:text-properties fo:color="#b80047" style:text-line-through-style="solid" style:text-line-through-type="single" fo:font-size="18pt"/>
    </style:style>
    <style:style style:name="T1" style:family="text">
      <style:text-properties fo:color="#ffffff" style:font-name="Ubuntu Medium" fo:font-weight="bold" style:font-weight-asian="bold" style:font-weight-complex="bold"/>
    </style:style>
    <style:style style:name="T2" style:family="text">
      <style:text-properties fo:color="#ffffff" style:font-name="Ubuntu Medium"/>
    </style:style>
    <style:style style:name="T3" style:family="text">
      <style:text-properties style:font-name="Ubuntu1"/>
    </style:style>
    <style:style style:name="T4" style:family="text">
      <style:text-properties style:font-name="Ubuntu1" fo:font-size="16pt" style:font-size-asian="16pt" style:font-size-complex="16pt"/>
    </style:style>
    <style:style style:name="T5" style:family="text">
      <style:text-properties fo:font-size="18pt" fo:language="en" fo:country="US" style:font-size-asian="18pt" style:font-weight-asian="normal" style:font-size-complex="18pt"/>
    </style:style>
    <style:style style:name="T6" style:family="text">
      <style:text-properties fo:color="#996633"/>
    </style:style>
    <style:style style:name="T7" style:family="text">
      <style:text-properties fo:color="#cc6633" style:font-name="Ubuntu2"/>
    </style:style>
    <style:style style:name="T8" style:family="text">
      <style:text-properties fo:color="#804c19"/>
    </style:style>
    <style:style style:name="T9" style:family="text">
      <style:text-properties fo:language="en" fo:country="US"/>
    </style:style>
    <style:style style:name="T10" style:family="text">
      <style:text-properties fo:color="#cc663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996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line-through-style="solid" style:text-line-through-type="single" fo:language="en" fo:country="US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fo:color="#b80047" style:text-line-through-style="solid" style:text-line-through-type="single"/>
    </style:style>
    <style:style style:name="T17" style:family="text">
      <style:text-properties style:text-line-through-style="solid" style:text-line-through-type="single" style:font-name="Ubuntu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matyta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lepalai apie smauglį</text:span></text:p>
          </draw:text-box>
        </draw:frame>
        <draw:frame draw:style-name="gr1" draw:text-style-name="P2" draw:layer="layout" svg:width="7.792cm" svg:height="1.805cm" svg:x="0.501cm" svg:y="18.6cm">
          <draw:text-box>
            <text:p><text:span text:style-name="T2">PyConLT</text:span></text:p>
            <text:p><text:span text:style-name="T2">© 2014 Marius Gedmin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umatyta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3"><text:span text:style-name="T3">Kas naudoja Pythoną?</text:span></text:p>
          </draw:text-box>
        </draw:frame>
        <draw:frame draw:style-name="gr3" draw:text-style-name="P4" draw:layer="layout" svg:width="10.044cm" svg:height="0.967cm" svg:x="11cm" svg:y="16cm">
          <draw:text-box>
            <text:p text:style-name="P4">gal geriau klausti, kas nenaudoja?</text:p>
          </draw:text-box>
        </draw:frame>
        <draw:frame draw:style-name="gr3" draw:text-style-name="P4" draw:layer="layout" svg:width="4.397cm" svg:height="0.967cm" svg:x="6.803cm" svg:y="6.033cm">
          <draw:text-box>
            <text:p text:style-name="P4">mini apklaus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umatyta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3"><text:span text:style-name="T3">RubyConfLT</text:span></text:p>
          </draw:text-box>
        </draw:frame>
        <draw:frame draw:style-name="gr3" draw:text-style-name="P4" draw:layer="layout" svg:width="5.612cm" svg:height="0.967cm" svg:x="15.4cm" svg:y="6.6cm">
          <draw:text-box>
            <text:p text:style-name="P4">vyko prieš mėnesį</text:p>
          </draw:text-box>
        </draw:frame>
        <draw:frame draw:style-name="gr3" draw:text-style-name="P4" draw:layer="layout" svg:width="6.416cm" svg:height="0.967cm" svg:x="6.784cm" svg:y="14.433cm">
          <draw:text-box>
            <text:p text:style-name="P4">užsukau pasmalsaut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2014 m. balandžio 5 d. vyko RubyConfLT. <text:s/>Užsukau pasmalsauti.</text:p>
              <text:p/>
              <text:p>Patiko Sauliaus Grigaičio prezentacija 7 years with Ruby. <text:s/>Nusprendžiau padaryti kažką panašaus.</text:p>
            </draw:text-box>
          </draw:frame>
        </presentation:notes>
      </draw:page>
      <draw:page draw:name="page4" draw:style-name="dp3" draw:master-page-name="Numatyta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02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3"><text:span text:style-name="T3"><text:s text:c="14"/></text:span><text:span text:style-name="T3">C++ → Python <text:s text:c="7"/></text:span></text:p>
            <text:p text:style-name="P3"><text:span text:style-name="T4"/></text:p>
            <text:p text:style-name="P3"><text:span text:style-name="T3">Windows → Linux <text:s text:c="7"/></text:span></text:p>
          </draw:text-box>
        </draw:frame>
        <draw:frame draw:style-name="gr3" draw:text-style-name="P4" draw:layer="layout" svg:width="7.212cm" svg:height="0.967cm" svg:x="9.6cm" svg:y="6.6cm">
          <draw:text-box>
            <text:p text:style-name="P4">netyčia pakeičiau darbą</text:p>
          </draw:text-box>
        </draw:frame>
        <draw:frame draw:style-name="gr3" draw:text-style-name="P6" draw:layer="layout" svg:width="7.038cm" svg:height="0.967cm" svg:x="15.6cm" svg:y="15.033cm">
          <draw:text-box>
            <text:p text:style-name="P6"><text:span text:style-name="T5">Extreme Programm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Numatyta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02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3"><text:span text:style-name="T3">Python 2.2</text:span></text:p>
            <text:p text:style-name="P3"><text:span text:style-name="T3">Zope 2</text:span></text:p>
          </draw:text-box>
        </draw:frame>
        <draw:frame draw:style-name="gr3" draw:layer="layout" svg:width="2.068cm" svg:height="0.967cm" svg:x="5.732cm" svg:y="13.833cm">
          <draw:text-box>
            <text:p><text:span text:style-name="T6">ZUnit</text:span></text:p>
          </draw:text-box>
        </draw:frame>
        <draw:frame draw:style-name="gr3" draw:layer="layout" svg:width="3.851cm" svg:height="0.967cm" svg:x="20.8cm" svg:y="13.438cm">
          <draw:text-box>
            <text:p><text:span text:style-name="T6">ZCVSFolder</text:span></text:p>
          </draw:text-box>
        </draw:frame>
        <draw:frame draw:style-name="gr3" draw:text-style-name="P4" draw:layer="layout" svg:width="1.831cm" svg:height="0.967cm" svg:x="7.2cm" svg:y="7.2cm">
          <draw:text-box>
            <text:p text:style-name="P4"><text:span text:style-name="T7">TTW</text:span></text:p>
          </draw:text-box>
        </draw:frame>
        <draw:frame draw:style-name="gr3" draw:layer="layout" svg:width="5.506cm" svg:height="0.967cm" svg:x="20.2cm" svg:y="7.2cm">
          <draw:text-box>
            <text:p><text:span text:style-name="T8">ZopeExternalEdit</text:span></text:p>
          </draw:text-box>
        </draw:frame>
        <draw:frame draw:style-name="gr3" draw:text-style-name="P7" draw:layer="layout" svg:width="7.39cm" svg:height="0.967cm" svg:x="11.2cm" svg:y="16.4cm">
          <draw:text-box>
            <text:p text:style-name="P7"><text:span text:style-name="T9">shared</text:span> <text:span text:style-name="T9">test</text:span> <text:span text:style-name="T9">database</text:span> lo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>
            <draw:text-box>
              <text:p>Tais laikais Guido van Rossumas dirbo Zope Corp.</text:p>
              <text:p/>
              <text:p>Zope buvo awesome. <text:s/>Objektinė duomenų bazė, TTW redagavimas, ZopeExternalEditor, instant feedback.</text:p>
              <text:p/>
              <text:p>Buvo ir nelabai awesome. <text:s/>ZUnit, sharinama testų duombazė. <text:s/>ZCVSFolder.</text:p>
            </draw:text-box>
          </draw:frame>
        </presentation:notes>
      </draw:page>
      <draw:page draw:name="page6" draw:style-name="dp3" draw:master-page-name="Numatyta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02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3"><text:span text:style-name="T3">EuroPython</text:span></text:p>
          </draw:text-box>
        </draw:frame>
        <draw:frame draw:style-name="gr4" draw:text-style-name="P8" draw:layer="layout" svg:width="5.954cm" svg:height="0.967cm" svg:x="4.246cm" svg:y="7.037cm">
          <draw:text-box>
            <text:p text:style-name="P8"><text:span text:style-name="T6">Charleroi, Belgija</text:span></text:p>
          </draw:text-box>
        </draw:frame>
        <draw:frame draw:style-name="gr3" draw:text-style-name="P8" draw:layer="layout" svg:width="6.539cm" svg:height="0.967cm" svg:x="5.094cm" svg:y="14.6cm">
          <draw:text-box>
            <text:p text:style-name="P9">2 dienos automobiliu</text:p>
          </draw:text-box>
        </draw:frame>
        <draw:frame draw:style-name="gr5" draw:text-style-name="P11" draw:layer="layout" svg:width="9.6cm" svg:height="1.683cm" svg:x="16.2cm" svg:y="6cm">
          <draw:text-box>
            <text:p text:style-name="P10"><text:span text:style-name="T10">Pirmoji EuroPython konferencija</text:span></text:p>
          </draw:text-box>
        </draw:frame>
        <draw:frame draw:style-name="gr6" draw:text-style-name="P12" draw:layer="layout" svg:width="7cm" svg:height="1.984cm" svg:x="16.8cm" svg:y="13.816cm">
          <draw:text-box>
            <text:p text:style-name="P12"><text:span text:style-name="T8">Tūkstančio žvaigždučių viešbutis</text:span></text:p>
          </draw:text-box>
        </draw:frame>
        <draw:frame draw:style-name="gr3" draw:text-style-name="P8" draw:layer="layout" svg:width="4.909cm" svg:height="0.967cm" svg:x="12.2cm" svg:y="17.4cm">
          <draw:text-box>
            <text:p text:style-name="P9">Zope 3 sprinta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Išgirdom apie EuroPython, įkalbinom šefą išleisti mus. <text:s/>Sutiko apmokėti benziną ir viešbutį.</text:p>
              <text:p/>
              <text:p>Važiavom keturiese, bet tik du vairuotojai. <text:s/>2000 km, dvi dienos važiavimo. <text:s/>Trys dienos konferencijos, tada dar kelios dienos sprintų. <text:s/>Tada kelionė atgal.</text:p>
              <text:p/>
              <text:p>Dauguma prezentacijų buvo apie Zope.</text:p>
              <text:p/>
              <text:p>Pirmą kartą susipažinome su Zope 3 per sprintus.</text:p>
            </draw:text-box>
          </draw:frame>
        </presentation:notes>
      </draw:page>
      <draw:page draw:name="page7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13"><text:span text:style-name="T11">2003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3"><text:span text:style-name="T3">EuroPython</text:span></text:p>
          </draw:text-box>
        </draw:frame>
        <draw:frame draw:style-name="gr3" draw:text-style-name="P8" draw:layer="layout" svg:width="8.355cm" svg:height="0.967cm" svg:x="5.551cm" svg:y="7.6cm">
          <draw:text-box>
            <text:p text:style-name="P9">Prezentacija apie testavimą</text:p>
          </draw:text-box>
        </draw:frame>
        <draw:frame draw:style-name="gr3" draw:text-style-name="P11" draw:layer="layout" svg:width="4.206cm" svg:height="0.967cm" svg:x="17.4cm" svg:y="15cm">
          <draw:text-box>
            <text:p text:style-name="P10"><text:span text:style-name="T10">PoV gimim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Tokia pat kelionė.</text:p>
              <text:p/>
              <text:p>Šefas mums smarkiai įgriso. <text:s/>Grįždami namo kalbėjome, kad gal reiktų išeiti iš darbo ir kurti savo firmą?</text:p>
              <text:p/>
              <text:p>Aš maniau, juokaujam.</text:p>
              <text:p/>
              <text:p>Išėjau atostogų, o iš jų grįžau jau į naują firmą.</text:p>
              <text:p/>
            </draw:text-box>
          </draw:frame>
        </presentation:notes>
      </draw:page>
      <draw:page draw:name="page8" draw:style-name="dp3" draw:master-page-name="Numatyta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03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SchoolTool</text:span></text:p>
          </draw:text-box>
        </draw:frame>
        <draw:frame draw:style-name="gr3" draw:text-style-name="P15" draw:layer="layout" svg:width="3.66cm" svg:height="0.967cm" svg:x="6.8cm" svg:y="7.8cm">
          <draw:text-box>
            <text:p text:style-name="P15"><text:span text:style-name="T12">Subversion</text:span></text:p>
          </draw:text-box>
        </draw:frame>
        <draw:frame draw:style-name="gr3" draw:text-style-name="P4" draw:layer="layout" svg:width="11.187cm" svg:height="0.967cm" svg:x="14.6cm" svg:y="14cm">
          <draw:text-box>
            <text:p text:style-name="P4"><text:span text:style-name="T10">ZODB</text:span>, Twisted, <text:span text:style-name="T8">Zope Page Templates</text:span></text:p>
          </draw:text-box>
        </draw:frame>
        <draw:frame draw:style-name="gr3" draw:text-style-name="P4" draw:layer="layout" svg:width="5.942cm" svg:height="0.967cm" svg:x="18.2cm" svg:y="7.2cm">
          <draw:text-box>
            <text:p text:style-name="P4">Mark Shuttleworth</text:p>
          </draw:text-box>
        </draw:frame>
        <draw:frame draw:style-name="gr3" draw:text-style-name="P4" draw:layer="layout" svg:width="4.215cm" svg:height="0.967cm" svg:x="6.8cm" svg:y="16.4cm">
          <draw:text-box>
            <text:p text:style-name="P4"><text:span text:style-name="T9">Open</text:span> Sour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Pirmasis kontraktas.</text:p>
              <text:p/>
              <text:p>Išbandėm GNU Arch ir Subversion. <text:s/>Arch mums nepatiko.</text:p>
              <text:p/>
              <text:p>Markas nepasitikėjo Zope 3 ateitimi ir leido naudoti tik kai kuriuos paketus.</text:p>
              <text:p/>
              <text:p>GPL projektas. <text:s/>Nepopuliari licenzija Python pasaulyje.</text:p>
            </draw:text-box>
          </draw:frame>
        </presentation:notes>
      </draw:page>
      <draw:page draw:name="page9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4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Ivija</text:span></text:p>
          </draw:text-box>
        </draw:frame>
        <draw:frame draw:style-name="gr3" draw:text-style-name="P15" draw:layer="layout" svg:width="3.66cm" svg:height="0.967cm" svg:x="6.8cm" svg:y="7.8cm">
          <draw:text-box>
            <text:p text:style-name="P15"><text:span text:style-name="T12">Subversion</text:span></text:p>
          </draw:text-box>
        </draw:frame>
        <draw:frame draw:style-name="gr3" draw:text-style-name="P4" draw:layer="layout" svg:width="2.466cm" svg:height="0.967cm" svg:x="19.334cm" svg:y="14.2cm">
          <draw:text-box>
            <text:p text:style-name="P4">Zope 3</text:p>
          </draw:text-box>
        </draw:frame>
        <draw:frame draw:style-name="gr3" draw:text-style-name="P4" draw:layer="layout" svg:width="3.537cm" svg:height="0.967cm" svg:x="18.2cm" svg:y="7.2cm">
          <draw:text-box>
            <text:p text:style-name="P4">ReportLab</text:p>
          </draw:text-box>
        </draw:frame>
        <draw:frame draw:style-name="gr3" draw:text-style-name="P4" draw:layer="layout" svg:width="5.095cm" svg:height="0.967cm" svg:x="6.8cm" svg:y="16.4cm">
          <draw:text-box>
            <text:p text:style-name="P4"><text:span text:style-name="T9">Closed</text:span> Source :(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Pusiau vidinis projektas, turėjęs atnešti mums milijonus.</text:p>
              <text:p/>
              <text:p>Bent jau davė duonos pragyvenimui.</text:p>
              <text:p/>
              <text:p>Tebegyvuoja. <text:s/>http://ivija.com</text:p>
            </draw:text-box>
          </draw:frame>
        </presentation:notes>
      </draw:page>
      <draw:page draw:name="page10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04–2007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VU</text:span></text:p>
          </draw:text-box>
        </draw:frame>
        <draw:frame draw:style-name="gr3" draw:text-style-name="P4" draw:layer="layout" svg:width="10.171cm" svg:height="0.967cm" svg:x="4.6cm" svg:y="7cm">
          <draw:text-box>
            <text:p text:style-name="P4">Vietoje to, kad rašyčiau magistrinį</text:p>
          </draw:text-box>
        </draw:frame>
        <draw:frame draw:style-name="gr7" draw:text-style-name="P4" draw:layer="layout" svg:width="9.773cm" svg:height="0.967cm" svg:x="13.2cm" svg:y="14.433cm">
          <draw:text-box>
            <text:p text:style-name="P4">nusprendžiau padėstyti Pythoną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2004 m. turėjau gintis magistrinį, bet nebuvau jo net pradėjęs.</text:p>
              <text:p/>
              <text:p>Mitašiūnas paklausė, ar negalvojau dėstyti. <text:s/>Sakiau, galvojau. <text:s/>Tai, sako, ateik rudenį.</text:p>
              <text:p/>
              <text:p>Po dviejų metų pasikeitė tvarka ir dėstyti nebegalėjau. <text:s/>Trečius metus oficialiai kursas buvo apiformintas Alberto vardu, nors dėsčiau aš.</text:p>
              <text:p/>
              <text:p>http://gedmin.as/python</text:p>
            </draw:text-box>
          </draw:frame>
        </presentation:notes>
      </draw:page>
      <draw:page draw:name="page11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04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setuptools</text:span></text:p>
          </draw:text-box>
        </draw:frame>
        <draw:frame draw:style-name="gr3" draw:text-style-name="P4" draw:layer="layout" svg:width="4.101cm" svg:height="0.967cm" svg:x="6cm" svg:y="7.8cm">
          <draw:text-box>
            <text:p text:style-name="P4"><text:span text:style-name="T9">Phillip</text:span> J. Eby</text:p>
          </draw:text-box>
        </draw:frame>
        <draw:frame draw:style-name="gr3" draw:text-style-name="P4" draw:layer="layout" svg:width="3.842cm" svg:height="0.967cm" svg:x="19cm" svg:y="7.8cm">
          <draw:text-box>
            <text:p text:style-name="P4">easy_install</text:p>
          </draw:text-box>
        </draw:frame>
        <draw:frame draw:style-name="gr3" draw:text-style-name="P4" draw:layer="layout" svg:width="1.594cm" svg:height="0.967cm" svg:x="17.4cm" svg:y="14.4cm">
          <draw:text-box>
            <text:p text:style-name="P4"><text:span text:style-name="T9">egg</text:span></text:p>
          </draw:text-box>
        </draw:frame>
        <draw:frame draw:style-name="gr3" draw:text-style-name="P17" draw:layer="layout" svg:width="1.764cm" svg:height="0.967cm" svg:x="9cm" svg:y="15.2cm">
          <draw:text-box>
            <text:p text:style-name="P17"><text:span text:style-name="T10">Py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Va čia tai buvo išradimas.</text:p>
              <text:p/>
              <text:p>Kitos kalbos jau turėjo kažką panašaus. <text:s/>Pythonas turėjo distutils (nuo senų laikų) ir turėjo PyPI (nuo 2003 m).</text:p>
              <text:p/>
              <text:p>Python Package Index iš pradžių vadinosi Cheeseshop, pagal Monty Python sketch'ą.</text:p>
              <text:p/>
              <text:p>Realiai iš setuptoolsų naudos buvo nedaug, nes 'sudo easy_install' yra blogis.</text:p>
            </draw:text-box>
          </draw:frame>
        </presentation:notes>
      </draw:page>
      <draw:page draw:name="page12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5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DVCS</text:span></text:p>
          </draw:text-box>
        </draw:frame>
        <draw:frame draw:style-name="gr3" draw:text-style-name="P4" draw:layer="layout" svg:width="3.482cm" svg:height="0.967cm" svg:x="7cm" svg:y="8cm">
          <draw:text-box>
            <text:p text:style-name="P4">Bazaar NG</text:p>
          </draw:text-box>
        </draw:frame>
        <draw:frame draw:style-name="gr3" draw:text-style-name="P4" draw:layer="layout" svg:width="1.344cm" svg:height="0.967cm" svg:x="18.8cm" svg:y="8.8cm">
          <draw:text-box>
            <text:p text:style-name="P4"><text:span text:style-name="T10">Git</text:span></text:p>
          </draw:text-box>
        </draw:frame>
        <draw:frame draw:style-name="gr3" draw:text-style-name="P4" draw:layer="layout" svg:width="3.228cm" svg:height="0.967cm" svg:x="13.8cm" svg:y="16cm">
          <draw:text-box>
            <text:p text:style-name="P4">Mercurial</text:p>
          </draw:text-box>
        </draw:frame>
        <draw:frame draw:style-name="gr3" draw:text-style-name="P7" draw:layer="layout" svg:width="6.941cm" svg:height="0.967cm" svg:x="4.146cm" svg:y="13.433cm">
          <draw:text-box>
            <text:p text:style-name="P7"><text:span text:style-name="T8">2 iš 3 rašytos Pythonu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Dalyvavau Bazaar gimime: Markas pasikvietė į Londoną aptarti SchoolToolo padėties, kai tuo metu pas jį bute vyko Bazaar 1.x sprintas. <text:s/>Martin Pool perskaitė pranešimą, kad Bazaar 1.x yra akligatvis ir kad reikia kurti Bazaar NG nuo nulio. <text:s/>Prototipą Pythonu, paskui perrašyti C.</text:p>
              <text:p/>
              <text:p>Vėliau nusprendė, kad C nereikia, ir kad Pythono pakanka.</text:p>
              <text:p/>
              <text:p>Git ir Mercurial atsirado vėliau tais pačiais metais, kai Bitkeeperis atėmė licenzijas iš Linux branduolio developerių.</text:p>
              <text:p/>
              <text:p>Skaitinėjau Linuso emailus apie Gitą, buvo įdomu.</text:p>
            </draw:text-box>
          </draw:frame>
        </presentation:notes>
      </draw:page>
      <draw:page draw:name="page13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6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ython 2.5</text:span></text:p>
          </draw:text-box>
        </draw:frame>
        <draw:frame draw:style-name="gr3" draw:text-style-name="P4" draw:layer="layout" svg:width="6.247cm" svg:height="0.967cm" svg:x="5.4cm" svg:y="7cm">
          <draw:text-box>
            <text:p text:style-name="P4"><text:span text:style-name="T10">setuptools</text:span> <text:span text:style-name="T9">in</text:span> stdlib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Buvo šnekų, kad setuptools'us reiktų įtraukti į standartinę biblioteką. <text:s/>Labai to laukiau ir tikėjausi, bet tai neįvyko.</text:p>
              <text:p/>
              <text:p>Kita Python 2.5 naujovė buvo 'a if x else b' reiškinys. <text:s/>Kiek dėl jo būdavo anksčiau ginčų!</text:p>
              <text:p>Zope Page Templatams patogus daiktas.</text:p>
            </draw:text-box>
          </draw:frame>
        </presentation:notes>
      </draw:page>
      <draw:page draw:name="page14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6</text:span></text:p>
          </draw:text-box>
        </draw:frame>
        <draw:frame presentation:style-name="pr4" draw:text-style-name="P14" draw:layer="layout" svg:width="25.199cm" svg:height="12.179cm" svg:x="1.4cm" svg:y="4.914cm" presentation:class="subtitle" presentation:user-transformed="true">
          <draw:text-box>
            <text:p text:style-name="P14"><text:span text:style-name="T3">zc.buildout</text:span></text:p>
          </draw:text-box>
        </draw:frame>
        <draw:frame draw:style-name="gr3" draw:text-style-name="P4" draw:layer="layout" svg:width="6.098cm" svg:height="0.967cm" svg:x="16.702cm" svg:y="14.6cm">
          <draw:text-box>
            <text:p text:style-name="P4">Zope 3 eggsplosion</text:p>
          </draw:text-box>
        </draw:frame>
        <draw:frame draw:style-name="gr3" draw:text-style-name="P4" draw:layer="layout" svg:width="3.52cm" svg:height="0.967cm" svg:x="8cm" svg:y="7.033cm">
          <draw:text-box>
            <text:p text:style-name="P4">Jim Fult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Įrankis izoliuotam projekto sandboxui sukurti. <text:s/>Parsiunčia paketus iš PyPI, sukonstruoja wrapper skriptus su sys.path pakeitimais.</text:p>
              <text:p/>
              <text:p>Tuo metu kaip tik consultinau Zope Corp. vienam projektui, kur Jimas turėjo pasirašęs zc.buildout'o prototipą. <text:s/>Jis siųsdavosi iš Interneto CPython source'us ir kompiliuodavosi jį nuo nulio! <text:s/>Neturėti libreadline-dev arba libzlib-dev būdavo skausmas.</text:p>
              <text:p/>
              <text:p>zc.buildout paplito Zope pasaulyje, bet liko toks vaikas nemylimas. <text:s/>Dokumentacija prasta, websaitas prastas, klaidų daug. <text:s/>Jimas neturi laiko vienas viską daryti, kiti bijo arba neturi priėjimo.</text:p>
            </draw:text-box>
          </draw:frame>
        </presentation:notes>
      </draw:page>
      <draw:page draw:name="page15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7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EuroPython Vilniuje!</text:span></text:p>
          </draw:text-box>
        </draw:frame>
        <draw:frame draw:style-name="gr3" draw:text-style-name="P4" draw:layer="layout" svg:width="4.202cm" svg:height="0.967cm" svg:x="7cm" svg:y="15.6cm">
          <draw:text-box>
            <text:p text:style-name="P4">~225 žmonių</text:p>
          </draw:text-box>
        </draw:frame>
        <draw:frame draw:style-name="gr3" draw:text-style-name="P4" draw:layer="layout" svg:width="4.536cm" svg:height="0.967cm" svg:x="18.2cm" svg:y="15.6cm">
          <draw:text-box>
            <text:p text:style-name="P4">4 wifi stotelės</text:p>
          </draw:text-box>
        </draw:frame>
        <draw:frame draw:style-name="gr8" draw:text-style-name="P17" draw:layer="layout" svg:width="5.298cm" svg:height="1.367cm" svg:x="15.6cm" svg:y="6.2cm">
          <draw:text-box>
            <text:p text:style-name="P17">Aistė Kesminaitė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Už organizaciją reikia dėkoti mūsų tuometinei direktorei Aistei. <text:s/>Man atrodo, ji nelabai žinojo, ko imasi, bet ėmėsi reikalo drąsiai ir viską padarė, praktiškai viena.</text:p>
              <text:p/>
              <text:p>Lietuvių konferencijoje dalyvavo nedaug.</text:p>
            </draw:text-box>
          </draw:frame>
        </presentation:notes>
      </draw:page>
      <draw:page draw:name="page16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07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virtualenv</text:span></text:p>
          </draw:text-box>
        </draw:frame>
        <draw:frame draw:style-name="gr3" draw:text-style-name="P18" draw:layer="layout" svg:width="3.601cm" svg:height="0.967cm" svg:x="8.2cm" svg:y="8.4cm">
          <draw:text-box>
            <text:p text:style-name="P18">Ian Bick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Izoliuoti projektų sandboxai, versija 2.</text:p>
              <text:p/>
              <text:p>Įrankis paprastesnis už buildoutą.</text:p>
              <text:p/>
              <text:p>Išpopuliarėjo nerealiai.</text:p>
              <text:p/>
              <text:p>Neįsivaizduoju gyvenimo be virtualenv. <text:s/>Ok, perlenkiu; galima ir buildout naudoti. <text:s/>Jei mėgsti skausmą.</text:p>
            </draw:text-box>
          </draw:frame>
        </presentation:notes>
      </draw:page>
      <draw:page draw:name="page17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8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ip</text:span></text:p>
          </draw:text-box>
        </draw:frame>
        <draw:frame draw:style-name="gr3" draw:text-style-name="P18" draw:layer="layout" svg:width="3.601cm" svg:height="0.967cm" svg:x="8.2cm" svg:y="8.4cm">
          <draw:text-box>
            <text:p text:style-name="P18">Ian Bick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easy_install pakaitalas. <text:s/>Vienas iš didžiausių skundų buvo „there is no easy_uninstall!“.</text:p>
              <text:p/>
              <text:p>Supraprastintas, nepalaikė binary paketų.</text:p>
              <text:p/>
              <text:p>Ian Bicking po kelių metų paliko Python pasaulį (man atrodo, dirba su JavaScriptu Mozillai?), bet jo projektus perėmė PyPA – Python Packaging Authority.</text:p>
            </draw:text-box>
          </draw:frame>
        </presentation:notes>
      </draw:page>
      <draw:page draw:name="page18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08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distribute</text:span></text:p>
          </draw:text-box>
        </draw:frame>
        <draw:frame draw:style-name="gr9" draw:text-style-name="P18" draw:layer="layout" svg:width="3.825cm" svg:height="1.167cm" svg:x="16.375cm" svg:y="7.6cm">
          <draw:text-box>
            <text:p text:style-name="P18">Tarek Ziadé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PJE perdegė. <text:s/>setuptoolsai apmirė. <text:s/>Tarekas neištvėrė ir paforkino.</text:p>
              <text:p/>
              <text:p>Ilgą laiką visi žinantys kartodavo mantrą „use distribute, not setuptools“, o taip pat „use pip, not easy_install, comrade“.</text:p>
            </draw:text-box>
          </draw:frame>
        </presentation:notes>
      </draw:page>
      <draw:page draw:name="page19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08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Sphinx</text:span></text:p>
          </draw:text-box>
        </draw:frame>
        <draw:frame draw:style-name="gr3" draw:text-style-name="P4" draw:layer="layout" svg:width="4.316cm" svg:height="0.967cm" svg:x="9cm" svg:y="7.033cm">
          <draw:text-box>
            <text:p text:style-name="P4">Georg Brandl</text:p>
          </draw:text-box>
        </draw:frame>
        <draw:frame draw:style-name="gr3" draw:text-style-name="P4" draw:layer="layout" svg:width="5.603cm" svg:height="0.967cm" svg:x="16.4cm" svg:y="14.4cm">
          <draw:text-box>
            <text:p text:style-name="P4">ReStructuredTex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Ankstesnių Python versijų dokumentacija buvo rašyta LaTeXu. <text:s/>Tai pasirodė skausminga, tai Georgas pagamino Sphinx'ą, naudodamas ReStructuredText.</text:p>
              <text:p/>
              <text:p>ReStructuredText buvo įkvėptas ankstesnio, Zope 2 pasaulyje naudoto StructuredText, kuris nesėkmingai bandė teksto struktūrą išreikšti „Pitoniškai“ - naudodamas indentaciją. <text:s/>Brr, kaio tai neveikė. <text:s/>ReST visai nieko, tik nuorodų sintaksė nežmoniška.</text:p>
              <text:p/>
              <text:p>Sphinx išpopuliarėjo smarkiai ir naudojamas ne tik Python projektams.</text:p>
              <text:p/>
              <text:p>Taip pat žr. http://readthedocs.org/</text:p>
            </draw:text-box>
          </draw:frame>
        </presentation:notes>
      </draw:page>
      <draw:page draw:name="page20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08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ython 3</text:span></text:p>
          </draw:text-box>
        </draw:frame>
        <draw:frame draw:style-name="gr3" draw:text-style-name="P18" draw:layer="layout" svg:width="4.155cm" svg:height="0.967cm" svg:x="7.4cm" svg:y="7.8cm">
          <draw:text-box>
            <text:p text:style-name="P18">Python 3000</text:p>
          </draw:text-box>
        </draw:frame>
        <draw:frame draw:style-name="gr3" draw:text-style-name="P18" draw:layer="layout" svg:width="9.113cm" svg:height="0.967cm" svg:x="9.687cm" svg:y="14.433cm">
          <draw:text-box>
            <text:p text:style-name="P18">5 metų pereinamasis periodas</text:p>
          </draw:text-box>
        </draw:frame>
        <draw:frame draw:style-name="gr3" draw:text-style-name="P20" draw:layer="layout" svg:width="7.601cm" svg:height="0.967cm" svg:x="18.2cm" svg:y="8cm">
          <draw:text-box>
            <text:p text:style-name="P19"><text:span text:style-name="T14">Backwards</text:span><text:span text:style-name="T15"> </text:span><text:span text:style-name="T14">Compatibility</text:span></text:p>
          </draw:text-box>
        </draw:frame>
        <draw:frame draw:style-name="gr3" draw:text-style-name="P21" draw:layer="layout" svg:width="2.149cm" svg:height="0.967cm" svg:x="13.6cm" svg:y="17.6cm">
          <draw:text-box>
            <text:p text:style-name="P21"><text:span text:style-name="T16">Perl 6</text:span></text:p>
          </draw:text-box>
        </draw:frame>
        <draw:frame draw:style-name="gr10" draw:text-style-name="P4" draw:layer="layout" svg:width="1.84cm" svg:height="0.967cm" svg:x="20.8cm" svg:y="9.633cm">
          <draw:text-box>
            <text:p text:style-name="P4">2to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Ilgą laiką Guido galbėjo apie „Python 3000“, kaip nepasiekiamą fantaziją – „ką daryčiau, jei galėčiau pradėti iš naujo ir ištaisyti praeities klaidas“. <text:s/>O tada pradėjo dirbti Google su sąlyga, kad 50% laiko skirs Pythonui. <text:s/>Ir skyrė. <text:s/>Ir padarė Python 3.0.</text:p>
              <text:p/>
              <text:p>Mintis buvo, kad projektai migruos į Python 3 naudodami pradinio teksto perrašymo įrankį 2to3. <text:s/>Niekas nesitikėjo, kad perrašymas bus 100% ir rekomendavo turėti gerą testų rinkinį prieš pradedant migraciją.</text:p>
              <text:p/>
              <text:p>distribute netgi leisdavo 2to3 leisti diegimo metu. <text:s/>Skausmas.</text:p>
              <text:p/>
              <text:p>Žmonės rado geresnę strategiją: bendras poaibis.</text:p>
            </draw:text-box>
          </draw:frame>
        </presentation:notes>
      </draw:page>
      <draw:page draw:name="page21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08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EuroPython vėl Vilniuj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Apie šią konferenciją nieko nepamenu. <text:s/>Išskyrus alerginę slogą ir Asus EeePC 900.</text:p>
              <text:p/>
            </draw:text-box>
          </draw:frame>
        </presentation:notes>
      </draw:page>
      <draw:page draw:name="page22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9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yConLT</text:span></text:p>
          </draw:text-box>
        </draw:frame>
        <draw:frame draw:style-name="gr11" draw:text-style-name="P18" draw:layer="layout" svg:width="2.526cm" svg:height="1.032cm" svg:x="8.4cm" svg:y="10.6cm">
          <draw:text-box>
            <text:p text:style-name="P18">pirmoji</text:p>
          </draw:text-box>
        </draw:frame>
        <draw:frame draw:style-name="gr3" draw:text-style-name="P7" draw:layer="layout" svg:width="12.719cm" svg:height="0.967cm" svg:x="11.081cm" svg:y="16cm">
          <draw:text-box>
            <text:p text:style-name="P7"><text:span text:style-name="T8">antroji po dviejų metų pertraukos, 2012 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Vyko Kaune, todėl nedalyvavau. <text:s/>Man atrodo, padariau websaitą. <text:s/>Ant Zope 2.</text:p>
            </draw:text-box>
          </draw:frame>
        </presentation:notes>
      </draw:page>
      <draw:page draw:name="page23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09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distribute keliauja į standartinę biblioteką!?</text:span></text:p>
          </draw:text-box>
        </draw:frame>
        <draw:frame draw:style-name="gr3" draw:text-style-name="P18" draw:layer="layout" svg:width="2.809cm" svg:height="0.967cm" svg:x="13.2cm" svg:y="14.2cm">
          <draw:text-box>
            <text:p text:style-name="P18">distutils</text:p>
          </draw:text-box>
        </draw:frame>
        <draw:frame draw:style-name="gr9" draw:text-style-name="P18" draw:layer="layout" svg:width="3.825cm" svg:height="1.167cm" svg:x="16.376cm" svg:y="7.601cm">
          <draw:text-box>
            <text:p text:style-name="P18">Tarek Ziadé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 text:style-name="P5">Setuptoolsų nepriėmė į standartinę biblioteką dėl priežasčių. <text:s/>Tarekas, didvyris, nusprendė, kad tokiu atveju reikia plėtoti distutils'us, kad jie galėtų daryti tai, ko reikia žmonėms.</text:p>
            </draw:text-box>
          </draw:frame>
        </presentation:notes>
      </draw:page>
      <draw:page draw:name="page24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10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ython 2.7</text:span></text:p>
          </draw:text-box>
        </draw:frame>
        <draw:frame draw:style-name="gr3" draw:text-style-name="P4" draw:layer="layout" svg:width="8.312cm" svg:height="0.967cm" svg:x="13.084cm" svg:y="14cm">
          <draw:text-box>
            <text:p text:style-name="P4">paskutinė <text:span text:style-name="T8">2.x</text:span> serijos versija</text:p>
          </draw:text-box>
        </draw:frame>
        <draw:frame draw:style-name="gr3" draw:text-style-name="P4" draw:layer="layout" svg:width="9.413cm" svg:height="0.967cm" svg:x="5.6cm" svg:y="7.2cm">
          <draw:text-box>
            <text:p text:style-name="P4"><text:span text:style-name="T8">distutils</text:span> pakeitimai revertinami</text:p>
          </draw:text-box>
        </draw:frame>
        <draw:frame draw:style-name="gr3" draw:text-style-name="P4" draw:layer="layout" svg:width="3.169cm" svg:height="0.967cm" svg:x="20cm" svg:y="8cm">
          <draw:text-box>
            <text:p text:style-name="P4">distutils2</text:p>
          </draw:text-box>
        </draw:frame>
        <draw:frame draw:style-name="gr3" draw:text-style-name="P4" draw:layer="layout" svg:width="3.423cm" svg:height="0.967cm" svg:x="4.8cm" svg:y="16cm">
          <draw:text-box>
            <text:p text:style-name="P4">packag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Tareko pakeitimai kažką kažkur sugriovė (setuptoolsuose?) ir buvo parevertinti. <text:s/>distutilsai neturi aiškiai apibrėžti API, visi naudojasi implementacijos detalėmis.</text:p>
              <text:p/>
              <text:p>Buvo nuspręsta daryti distutils2 standartinei bibliotekai, o taip pat backportinti tai kaip 'packaging' paketą PyPI.</text:p>
              <text:p/>
              <text:p>Spoileris: nieko neišėjo. <text:s/>Po poros metų Tarekas perdegė, kitų didvyrių neatsirado.</text:p>
            </draw:text-box>
          </draw:frame>
        </presentation:notes>
      </draw:page>
      <draw:page draw:name="page25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11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ython 3.2</text:span></text:p>
          </draw:text-box>
        </draw:frame>
        <draw:frame draw:style-name="gr3" draw:text-style-name="P4" draw:layer="layout" svg:width="6.916cm" svg:height="0.967cm" svg:x="13.084cm" svg:y="14cm">
          <draw:text-box>
            <text:p text:style-name="P4">pirma vartotina versij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Guido pripažino, kad 2to3 nebuvo geriausia strategija. <text:s/>Kad būtų lengviau rašyti kodą, veikiantį ir su Python 2, ir su Python 3, pakeitė šiek tiek kalbą – pvz. leido vėl naudoti u'literalais'.</text:p>
              <text:p/>
              <text:p>Dėl tos priežasties daug projektų pradėjo palaikyti Python 3 tik nuo 3.2 versijos.</text:p>
            </draw:text-box>
          </draw:frame>
        </presentation:notes>
      </draw:page>
      <draw:page draw:name="page26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12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distutils2/packaging</text:span></text:p>
          </draw:text-box>
        </draw:frame>
        <draw:frame draw:style-name="gr3" draw:text-style-name="P4" draw:layer="layout" svg:width="3.025cm" svg:height="0.967cm" svg:x="13.084cm" svg:y="14cm">
          <draw:text-box>
            <text:p text:style-name="P4">apmirš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O distribute gauna kitą maintainerį, kiek pamenu: Jason R. Coombs.</text:p>
            </draw:text-box>
          </draw:frame>
        </presentation:notes>
      </draw:page>
      <draw:page draw:name="page27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13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setuptools + </text:span><text:span text:style-name="T17">distribute</text:span></text:p>
            <text:p text:style-name="P14"><text:span text:style-name="T3"/></text:p>
            <text:p text:style-name="P14"><text:span text:style-name="T3">PyPI CDN, SSL</text:span></text:p>
          </draw:text-box>
        </draw:frame>
        <draw:frame draw:style-name="gr3" draw:text-style-name="P18" draw:layer="layout" svg:width="5.37cm" svg:height="0.967cm" svg:x="10.6cm" svg:y="6.633cm">
          <draw:text-box>
            <text:p text:style-name="P18">Jason R. Coombs</text:p>
          </draw:text-box>
        </draw:frame>
        <draw:frame draw:style-name="gr3" draw:text-style-name="P18" draw:layer="layout" svg:width="4.422cm" svg:height="0.967cm" svg:x="11.978cm" svg:y="14.633cm">
          <draw:text-box>
            <text:p text:style-name="P18">Donald Stuff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533cm" svg:x="2.1cm" svg:y="14.107cm" presentation:class="notes" presentation:user-transformed="true">
            <draw:text-box>
              <text:p>Renesansas Python paketų srityje!</text:p>
              <text:p/>
              <text:p>setuptools ir distribute susijungia atgal į vieną projektą!</text:p>
              <text:p/>
              <text:p>PyPI pradeda naudoti SSLą (gėda, kad taip ilgai to reikėjo laukti; Snowdenas padėjo), pradeda naudoti Content Distribution Networką, atsisako seno nepatikimo mirrorų networko. <text:s/>Uždraudžiamas unikodas PyPI varduose.</text:p>
              <text:p/>
              <text:p>pip'as pradeda reikalauti taisyklingų versijų numerių, ignoruoti beta versijas, neleisti siųstis paketų iš išorinių hostų, reikalauti tvarkingų SSL sertifikatų.</text:p>
              <text:p/>
              <text:p>Žmonės skundžiasi, kiti džiaugiasi.</text:p>
            </draw:text-box>
          </draw:frame>
        </presentation:notes>
      </draw:page>
      <draw:page draw:name="page28" draw:style-name="dp3" draw:master-page-name="Numatyta" presentation:presentation-page-layout-name="AL2T0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13">2013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Zope migruoja į GitHub</text:span></text:p>
          </draw:text-box>
        </draw:frame>
        <draw:frame draw:style-name="gr3" draw:text-style-name="P17" draw:layer="layout" svg:width="2.873cm" svg:height="0.967cm" svg:x="6.2cm" svg:y="15.2cm">
          <draw:text-box>
            <text:p text:style-name="P17"><text:span text:style-name="T10">Travis CI</text:span></text:p>
          </draw:text-box>
        </draw:frame>
        <draw:frame draw:style-name="gr3" draw:text-style-name="P4" draw:layer="layout" svg:width="3.114cm" svg:height="0.967cm" svg:x="19.6cm" svg:y="15.4cm">
          <draw:text-box>
            <text:p text:style-name="P4">Coveralls</text:p>
          </draw:text-box>
        </draw:frame>
        <draw:frame draw:style-name="gr8" draw:text-style-name="P4" draw:layer="layout" svg:width="6.247cm" svg:height="1.367cm" svg:x="11.553cm" svg:y="6.833cm">
          <draw:text-box>
            <text:p text:style-name="P4">svn-all-fast-export :(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Zope 3 projektas ganėtinai apmiręs. <text:s/>Rebrandingas nepadėjo, Grok neišpopuliarėjo. <text:s/>Žmonės jį vis dar naudoja. <text:s/>Kad mažiau skaudėtų, prabalsavo migruoti į Git ir GitHub.</text:p>
              <text:p/>
              <text:p>Aš labai džiaugiausi. <text:s/>Modernūs įrankiai yra gerai.</text:p>
            </draw:text-box>
          </draw:frame>
        </presentation:notes>
      </draw:page>
      <draw:page draw:name="page29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14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ython 3.4</text:span></text:p>
          </draw:text-box>
        </draw:frame>
        <draw:frame draw:style-name="gr3" draw:text-style-name="P4" draw:layer="layout" svg:width="10.924cm" svg:height="0.967cm" svg:x="5.4cm" svg:y="14.433cm">
          <draw:text-box>
            <text:p text:style-name="P4"><text:span text:style-name="T10">ensurepip</text:span> standartinėje bibliotekoj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setuptoolsams nepavyko patekti į standartinę biblioteką, distutils2 irgi nepvayko, bet kadangi kažko reikia Nickas su Donaldu prastūmė PEPą, kad bent jau pip'as būtų subundlintas.</text:p>
              <text:p/>
              <text:p>Ten daug akrobatikos dėl techninių priežasčių, bet dabar įdiegęs Pythoną gauni ir pip'ą. <text:s/>Kuris gali įdieginėti wheel'us. <text:s/>Vadinasi, galima daryti pip install setuptools.</text:p>
              <text:p/>
              <text:p>Windows installeris tai sutvarko. <text:s/>Linux distribucijose tai buvo seniai sutvarkyta. <text:s/>Virtualenvas tai seniai darydavo. <text:s/>Dabar python3 -m venv (virtualenv pakaitalas, priimtas į standartinę biblioteką) irgi tai išmoko.</text:p>
            </draw:text-box>
          </draw:frame>
        </presentation:notes>
      </draw:page>
      <draw:page draw:name="page30" draw:style-name="dp3" draw:master-page-name="Numatyta" presentation:presentation-page-layout-name="AL2T0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13"><text:span text:style-name="T11">2014</text:span>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14"><text:span text:style-name="T3">PyConLT</text:span></text:p>
          </draw:text-box>
        </draw:frame>
        <draw:frame draw:style-name="gr3" draw:text-style-name="P4" draw:layer="layout" svg:width="6.767cm" svg:height="0.967cm" svg:x="14.763cm" svg:y="14.633cm">
          <draw:text-box>
            <text:p text:style-name="P4">klausimai ir atsakymai</text:p>
          </draw:text-box>
        </draw:frame>
        <draw:frame draw:style-name="gr3" draw:text-style-name="P4" draw:layer="layout" svg:width="9.396cm" svg:height="0.967cm" svg:x="1cm" svg:y="18.6cm">
          <draw:text-box>
            <text:p text:style-name="P4"><text:span text:style-name="T6">http://gedmin.as/pyconlt2014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Pasiekėme šiandieną.</text:p>
              <text:p/>
              <text:p>Kas bus ateityje? <text:s/>Ar pavyks Python 3 pralenkti Python 2? <text:s/>Kada atsikratysim setup.py? <text:s/>Ar bus binary wheel'ai Linuxe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Normalus" style:font-pitch="variable"/>
    <style:font-face style:name="Ubuntu Medium" svg:font-family="'Ubuntu Medium'" style:font-pitch="variable"/>
    <style:font-face style:name="Ubuntu Medium1" svg:font-family="'Ubuntu Medium'" style:font-adornments="Normal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47000002DA18584B87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" fo:font-family="Ubuntu" style:font-style-name="Normalus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atyta-background" style:family="presentation">
      <style:graphic-properties draw:stroke="none" draw:fill="solid" draw:fill-color="#383218" draw:fill-image-width="0cm" draw:fill-image-height="0cm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 Medium1" fo:font-family="'Ubuntu Medium'" style:font-style-name="Normalus" style:font-pitch="variable" fo:font-weight="normal" style:letter-kerning="true"/>
    </style:style>
    <style:style style:name="Numatyta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" fo:font-family="Ubuntu" style:font-style-name="Normalus" style:font-pitch="variable" fo:font-size="20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 draw:auto-grow-height="false" draw:fit-to-size="shrink-to-fit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1" fo:font-family="Ubuntu" style:font-style-name="Italic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left="0cm" fo:margin-right="0cm" fo:margin-top="0cm" fo:margin-bottom="0.4cm" fo:text-indent="0cm"/>
      <style:text-properties style:font-name="Ubuntu1" fo:font-family="Ubuntu" style:font-style-name="Italic" style:font-pitch="variable" fo:font-size="28pt" style:font-size-asian="28pt" style:font-size-complex="28pt"/>
    </style:style>
    <style:style style:name="Numatyta-outline3" style:family="presentation" style:parent-style-name="Numatyta-outline2">
      <style:paragraph-properties fo:margin-left="0cm" fo:margin-right="0cm" fo:margin-top="0cm" fo:margin-bottom="0.3cm" fo:text-indent="0cm"/>
      <style:text-properties style:font-name="Ubuntu1" fo:font-family="Ubuntu" style:font-style-name="Italic" style:font-pitch="variable" fo:font-size="24pt" style:font-size-asian="24pt" style:font-size-complex="24pt"/>
    </style:style>
    <style:style style:name="Numatyta-outline4" style:family="presentation" style:parent-style-name="Numatyta-outline3">
      <style:paragraph-properties fo:margin-left="0cm" fo:margin-right="0cm" fo:margin-top="0cm" fo:margin-bottom="0.2cm" fo:text-indent="0cm"/>
      <style:text-properties style:font-name="Ubuntu1" fo:font-family="Ubuntu" style:font-style-name="Italic" style:font-pitch="variable" fo:font-size="20pt" style:font-size-asian="20pt" style:font-size-complex="20pt"/>
    </style:style>
    <style:style style:name="Numatyta-outline5" style:family="presentation" style:parent-style-name="Numatyta-outline4">
      <style:paragraph-properties fo:margin-left="0cm" fo:margin-right="0cm" fo:margin-top="0cm" fo:margin-bottom="0.1cm" fo:text-indent="0cm"/>
      <style:text-properties style:font-name="Ubuntu1" fo:font-family="Ubuntu" style:font-style-name="Italic" style:font-pitch="variable" fo:font-size="20pt" style:font-size-asian="20pt" style:font-size-complex="20pt"/>
    </style:style>
    <style:style style:name="Numatyta-outline6" style:family="presentation" style:parent-style-name="Numatyta-outline5">
      <style:paragraph-properties fo:margin-left="0cm" fo:margin-right="0cm" fo:margin-top="0cm" fo:margin-bottom="0.1cm" fo:text-indent="0cm"/>
      <style:text-properties style:font-name="Ubuntu1" fo:font-family="Ubuntu" style:font-style-name="Italic" style:font-pitch="variable" fo:font-size="20pt" style:font-size-asian="20pt" style:font-size-complex="20pt"/>
    </style:style>
    <style:style style:name="Numatyta-outline7" style:family="presentation" style:parent-style-name="Numatyta-outline6">
      <style:paragraph-properties fo:margin-left="0cm" fo:margin-right="0cm" fo:margin-top="0cm" fo:margin-bottom="0.1cm" fo:text-indent="0cm"/>
      <style:text-properties style:font-name="Ubuntu1" fo:font-family="Ubuntu" style:font-style-name="Italic" style:font-pitch="variable" fo:font-size="20pt" style:font-size-asian="20pt" style:font-size-complex="20pt"/>
    </style:style>
    <style:style style:name="Numatyta-outline8" style:family="presentation" style:parent-style-name="Numatyt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" fo:font-family="Ubuntu" style:font-style-name="Normalus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 Medium" fo:font-family="'Ubuntu Medium'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8321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Medium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is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umatyta" style:page-layout-name="PM1" draw:style-name="Mdp1">
      <office:forms form:automatic-focus="false" form:apply-design-mode="false"/>
      <draw:frame presentation:style-name="Numatyta-title" draw:layer="backgroundobjects" svg:width="25.199cm" svg:height="3.506cm" svg:x="1.4cm" svg:y="0.837cm" presentation:class="title" presentation:placeholder="true">
        <draw:text-box/>
      </draw:frame>
      <draw:frame presentation:style-name="Numatyt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eris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umatyta-title" draw:layer="backgroundobjects" svg:width="14.848cm" svg:height="11.136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Gedminas</meta:initial-creator>
    <meta:creation-date>2014-05-09T17:59:05.054132052</meta:creation-date>
    <dc:date>2014-05-09T22:43:12.354200706</dc:date>
    <dc:creator>Marius Gedminas</dc:creator>
    <meta:editing-duration>PT3H58M11S</meta:editing-duration>
    <meta:editing-cycles>136</meta:editing-cycles>
    <meta:generator>LibreOffice/4.2.3.3$Linux_X86_64 LibreOffice_project/420m0$Build-3</meta:generator>
    <meta:document-statistic meta:object-count="211"/>
  </office:meta>
</office:document-meta>
</file>